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7" style:family="graphic" style:parent-style-name="objectwithoutfill">
      <style:graphic-properties svg:stroke-width="0cm" draw:marker-start="Arrow" draw:marker-start-width="0.25cm" draw:marker-start-center="true" draw:marker-end="" draw:marker-end-width="0.175cm" draw:fill="none" draw:textarea-horizontal-align="center" fo:padding-top="0.025cm" fo:padding-bottom="0.025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9" style:family="graphic" style:parent-style-name="objectwithoutfill">
      <style:graphic-properties draw:marker-end="Arrow" draw:marker-end-width="0.25cm" draw:fill="none" draw:textarea-horizontal-align="center"/>
    </style:style>
    <style:style style:name="gr10" style:family="graphic" style:parent-style-name="standard">
      <style:graphic-properties draw:stroke="none" fo:min-height="0.395cm" fo:min-width="1.143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objectwithoutfill">
      <style:graphic-properties svg:stroke-width="0cm" draw:marker-start="Arrow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14" style:family="graphic" style:parent-style-name="standard">
      <style:graphic-properties draw:textarea-horizontal-align="center"/>
    </style:style>
    <style:style style:name="gr1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0.9cm" svg:x="1.763cm" svg:y="1.55cm">
          <draw:text-box>
            <text:p><text:span text:style-name="T1">UOE/TXe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xml:id="id1" draw:id="id1" draw:layer="layout" svg:width="3.328cm" svg:height="0.559cm" svg:x="11.344cm" svg:y="12.912cm">
          <text:p><text:span text:style-name="T3">IPTX</text:span></text:p>
        </draw:rect>
        <draw:connector draw:style-name="gr7" draw:layer="layout" svg:x1="13.008cm" svg:y1="12.912cm" svg:x2="13.008cm" svg:y2="11.947cm" draw:start-shape="id1" draw:start-glue-point="0" draw:end-shape="id2" draw:end-glue-point="2" svg:d="M13008 12912v-965">
          <text:p/>
        </draw:connector>
        <draw:frame draw:style-name="gr8" draw:text-style-name="P4" draw:layer="layout" svg:width="1.067cm" svg:height="0.445cm" draw:transform="rotate (1.5707963267946) translate (12.459cm 12.94cm)">
          <draw:text-box>
            <text:p><text:span text:style-name="T4">Data</text:span></text:p>
          </draw:text-box>
        </draw:frame>
        <draw:connector draw:style-name="gr9" draw:layer="layout" svg:x1="9.826cm" svg:y1="6.61cm" svg:x2="5.445cm" svg:y2="7.338cm" draw:start-shape="id3" draw:start-glue-point="3" draw:end-shape="id4" draw:end-glue-point="0" svg:d="M9826 6610h-4381v728">
          <text:p/>
        </draw:connector>
        <draw:frame draw:style-name="gr10" draw:text-style-name="P2" draw:layer="layout" svg:width="1.245cm" svg:height="0.445cm" svg:x="6.894cm" svg:y="6.066cm">
          <draw:text-box>
            <text:p><text:span text:style-name="T2">Data</text:span></text:p>
          </draw:text-box>
        </draw:frame>
        <draw:custom-shape draw:style-name="gr11" draw:text-style-name="P5" draw:layer="layout" svg:width="0.807cm" svg:height="0.291cm" svg:x="7.096cm" svg:y="6.491cm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2" draw:text-style-name="P7" xml:id="id4" draw:id="id4" draw:layer="layout" svg:width="4.318cm" svg:height="1.101cm" svg:x="3.286cm" svg:y="7.338cm" draw:corner-radius="0.25cm">
          <text:p text:style-name="P6"><text:span text:style-name="T6"><text:s/></text:span><text:span text:style-name="T6">Uca</text:span></text:p>
          <text:p text:style-name="P6"><text:span text:style-name="T7"><text:s text:c="5"/></text:span><text:span text:style-name="T7">UdpCheksumAccumulator</text:span></text:p>
        </draw:rect>
        <draw:connector draw:style-name="gr13" draw:layer="layout" svg:x1="11.996cm" svg:y1="3.46cm" svg:x2="11.996cm" svg:y2="1.94cm" draw:start-shape="id5" draw:start-glue-point="0" draw:end-shape="id6" draw:end-glue-point="2" svg:d="M11996 3460v-1520">
          <text:p/>
        </draw:connector>
        <draw:rect draw:style-name="gr14" xml:id="id5" draw:id="id5" draw:layer="layout" svg:width="0.508cm" svg:height="0.28cm" svg:x="11.742cm" svg:y="3.46cm">
          <text:p/>
        </draw:rect>
        <draw:rect draw:style-name="gr14" xml:id="id6" draw:id="id6" draw:layer="layout" svg:width="0.508cm" svg:height="0.28cm" svg:x="11.742cm" svg:y="1.66cm">
          <text:p/>
        </draw:rect>
        <draw:frame draw:style-name="gr8" draw:text-style-name="P4" draw:layer="layout" svg:width="1.067cm" svg:height="0.445cm" draw:transform="rotate (1.5707963267946) translate (11.584cm 3.14cm)">
          <draw:text-box>
            <text:p><text:span text:style-name="T4">Data</text:span></text:p>
          </draw:text-box>
        </draw:frame>
        <draw:connector draw:style-name="gr13" draw:layer="layout" svg:x1="12.996cm" svg:y1="3.46cm" svg:x2="12.996cm" svg:y2="1.94cm" draw:start-shape="id7" draw:start-glue-point="0" draw:end-shape="id8" draw:end-glue-point="2" svg:d="M12996 3460v-1520">
          <text:p/>
        </draw:connector>
        <draw:rect draw:style-name="gr14" xml:id="id7" draw:id="id7" draw:layer="layout" svg:width="0.508cm" svg:height="0.28cm" svg:x="12.742cm" svg:y="3.46cm">
          <text:p/>
        </draw:rect>
        <draw:rect draw:style-name="gr14" xml:id="id8" draw:id="id8" draw:layer="layout" svg:width="0.508cm" svg:height="0.28cm" svg:x="12.742cm" svg:y="1.66cm">
          <text:p/>
        </draw:rect>
        <draw:frame draw:style-name="gr8" draw:text-style-name="P4" draw:layer="layout" svg:width="1.067cm" svg:height="0.445cm" draw:transform="rotate (1.5707963267946) translate (12.584cm 3.14cm)">
          <draw:text-box>
            <text:p><text:span text:style-name="T4">Meta</text:span></text:p>
          </draw:text-box>
        </draw:frame>
        <draw:connector draw:style-name="gr13" draw:layer="layout" svg:x1="13.996cm" svg:y1="3.46cm" svg:x2="13.996cm" svg:y2="1.94cm" draw:start-shape="id9" draw:start-glue-point="0" draw:end-shape="id10" draw:end-glue-point="2" svg:d="M13996 3460v-1520">
          <text:p/>
        </draw:connector>
        <draw:rect draw:style-name="gr14" xml:id="id9" draw:id="id9" draw:layer="layout" svg:width="0.508cm" svg:height="0.28cm" svg:x="13.742cm" svg:y="3.46cm">
          <text:p/>
        </draw:rect>
        <draw:rect draw:style-name="gr14" xml:id="id10" draw:id="id10" draw:layer="layout" svg:width="0.508cm" svg:height="0.28cm" svg:x="13.742cm" svg:y="1.66cm">
          <text:p/>
        </draw:rect>
        <draw:frame draw:style-name="gr8" draw:text-style-name="P4" draw:layer="layout" svg:width="1.067cm" svg:height="0.445cm" draw:transform="rotate (1.5707963267946) translate (13.584cm 3.14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3.461cm">
          <text:p/>
        </draw:rect>
        <draw:rect draw:style-name="gr14" draw:layer="layout" svg:width="0.508cm" svg:height="0.28cm" svg:x="12.742cm" svg:y="3.461cm">
          <text:p/>
        </draw:rect>
        <draw:rect draw:style-name="gr14" draw:layer="layout" svg:width="0.508cm" svg:height="0.28cm" svg:x="13.742cm" svg:y="3.461cm">
          <text:p/>
        </draw:rect>
        <draw:connector draw:style-name="gr13" draw:layer="layout" svg:x1="11.996cm" svg:y1="6.061cm" svg:x2="11.996cm" svg:y2="4.541cm" draw:start-shape="id11" draw:start-glue-point="0" draw:end-shape="id12" draw:end-glue-point="2" svg:d="M11996 6061v-1520">
          <text:p/>
        </draw:connector>
        <draw:rect draw:style-name="gr14" xml:id="id11" draw:id="id11" draw:layer="layout" svg:width="0.508cm" svg:height="0.28cm" svg:x="11.742cm" svg:y="6.061cm">
          <text:p/>
        </draw:rect>
        <draw:rect draw:style-name="gr14" xml:id="id12" draw:id="id12" draw:layer="layout" svg:width="0.508cm" svg:height="0.28cm" svg:x="11.742cm" svg:y="4.261cm">
          <text:p/>
        </draw:rect>
        <draw:frame draw:style-name="gr8" draw:text-style-name="P4" draw:layer="layout" svg:width="1.067cm" svg:height="0.445cm" draw:transform="rotate (1.5707963267946) translate (11.384cm 5.741cm)">
          <draw:text-box>
            <text:p><text:span text:style-name="T4">Data</text:span></text:p>
          </draw:text-box>
        </draw:frame>
        <draw:connector draw:style-name="gr13" draw:layer="layout" svg:x1="12.996cm" svg:y1="6.061cm" svg:x2="12.996cm" svg:y2="4.541cm" draw:start-shape="id13" draw:start-glue-point="0" draw:end-shape="id14" draw:end-glue-point="2" svg:d="M12996 6061v-1520">
          <text:p/>
        </draw:connector>
        <draw:rect draw:style-name="gr14" xml:id="id13" draw:id="id13" draw:layer="layout" svg:width="0.508cm" svg:height="0.28cm" svg:x="12.742cm" svg:y="6.061cm">
          <text:p/>
        </draw:rect>
        <draw:rect draw:style-name="gr14" xml:id="id14" draw:id="id14" draw:layer="layout" svg:width="0.508cm" svg:height="0.28cm" svg:x="12.742cm" svg:y="4.261cm">
          <text:p/>
        </draw:rect>
        <draw:frame draw:style-name="gr8" draw:text-style-name="P4" draw:layer="layout" svg:width="1.067cm" svg:height="0.445cm" draw:transform="rotate (1.5707963267946) translate (12.384cm 5.741cm)">
          <draw:text-box>
            <text:p><text:span text:style-name="T4">Meta</text:span></text:p>
          </draw:text-box>
        </draw:frame>
        <draw:connector draw:style-name="gr13" draw:layer="layout" svg:x1="13.996cm" svg:y1="6.061cm" svg:x2="13.996cm" svg:y2="4.541cm" draw:start-shape="id15" draw:start-glue-point="0" draw:end-shape="id16" draw:end-glue-point="2" svg:d="M13996 6061v-1520">
          <text:p/>
        </draw:connector>
        <draw:rect draw:style-name="gr14" xml:id="id15" draw:id="id15" draw:layer="layout" svg:width="0.508cm" svg:height="0.28cm" svg:x="13.742cm" svg:y="6.061cm">
          <text:p/>
        </draw:rect>
        <draw:rect draw:style-name="gr14" xml:id="id16" draw:id="id16" draw:layer="layout" svg:width="0.508cm" svg:height="0.28cm" svg:x="13.742cm" svg:y="4.261cm">
          <text:p/>
        </draw:rect>
        <draw:frame draw:style-name="gr8" draw:text-style-name="P4" draw:layer="layout" svg:width="1.067cm" svg:height="0.445cm" draw:transform="rotate (1.5707963267946) translate (13.384cm 5.741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6.062cm">
          <text:p/>
        </draw:rect>
        <draw:rect draw:style-name="gr14" draw:layer="layout" svg:width="0.508cm" svg:height="0.28cm" svg:x="12.742cm" svg:y="6.062cm">
          <text:p/>
        </draw:rect>
        <draw:rect draw:style-name="gr14" draw:layer="layout" svg:width="0.508cm" svg:height="0.28cm" svg:x="13.742cm" svg:y="6.062cm">
          <text:p/>
        </draw:rect>
        <draw:connector draw:style-name="gr13" draw:layer="layout" svg:x1="11.996cm" svg:y1="8.662cm" svg:x2="11.996cm" svg:y2="7.142cm" draw:start-shape="id17" draw:start-glue-point="0" draw:end-shape="id18" draw:end-glue-point="2" svg:d="M11996 8662v-1520">
          <text:p/>
        </draw:connector>
        <draw:rect draw:style-name="gr14" xml:id="id17" draw:id="id17" draw:layer="layout" svg:width="0.508cm" svg:height="0.28cm" svg:x="11.742cm" svg:y="8.662cm">
          <text:p/>
        </draw:rect>
        <draw:rect draw:style-name="gr14" xml:id="id18" draw:id="id18" draw:layer="layout" svg:width="0.508cm" svg:height="0.28cm" svg:x="11.742cm" svg:y="6.862cm">
          <text:p/>
        </draw:rect>
        <draw:frame draw:style-name="gr8" draw:text-style-name="P4" draw:layer="layout" svg:width="1.067cm" svg:height="0.445cm" draw:transform="rotate (1.5707963267946) translate (11.384cm 8.342cm)">
          <draw:text-box>
            <text:p><text:span text:style-name="T4">Data</text:span></text:p>
          </draw:text-box>
        </draw:frame>
        <draw:connector draw:style-name="gr13" draw:layer="layout" svg:x1="12.996cm" svg:y1="8.662cm" svg:x2="12.996cm" svg:y2="7.142cm" draw:start-shape="id19" draw:start-glue-point="0" draw:end-shape="id20" draw:end-glue-point="2" svg:d="M12996 8662v-1520">
          <text:p/>
        </draw:connector>
        <draw:rect draw:style-name="gr14" xml:id="id19" draw:id="id19" draw:layer="layout" svg:width="0.508cm" svg:height="0.28cm" svg:x="12.742cm" svg:y="8.662cm">
          <text:p/>
        </draw:rect>
        <draw:rect draw:style-name="gr14" xml:id="id20" draw:id="id20" draw:layer="layout" svg:width="0.508cm" svg:height="0.28cm" svg:x="12.742cm" svg:y="6.862cm">
          <text:p/>
        </draw:rect>
        <draw:frame draw:style-name="gr8" draw:text-style-name="P4" draw:layer="layout" svg:width="1.067cm" svg:height="0.445cm" draw:transform="rotate (1.5707963267946) translate (12.384cm 8.342cm)">
          <draw:text-box>
            <text:p><text:span text:style-name="T4">Meta</text:span></text:p>
          </draw:text-box>
        </draw:frame>
        <draw:connector draw:style-name="gr13" draw:layer="layout" svg:x1="13.996cm" svg:y1="8.662cm" svg:x2="13.996cm" svg:y2="7.142cm" draw:start-shape="id21" draw:start-glue-point="0" draw:end-shape="id22" draw:end-glue-point="2" svg:d="M13996 8662v-1520">
          <text:p/>
        </draw:connector>
        <draw:rect draw:style-name="gr14" xml:id="id21" draw:id="id21" draw:layer="layout" svg:width="0.508cm" svg:height="0.28cm" svg:x="13.742cm" svg:y="8.662cm">
          <text:p/>
        </draw:rect>
        <draw:rect draw:style-name="gr14" xml:id="id22" draw:id="id22" draw:layer="layout" svg:width="0.508cm" svg:height="0.28cm" svg:x="13.742cm" svg:y="6.862cm">
          <text:p/>
        </draw:rect>
        <draw:frame draw:style-name="gr8" draw:text-style-name="P4" draw:layer="layout" svg:width="1.067cm" svg:height="0.445cm" draw:transform="rotate (1.5707963267946) translate (13.384cm 8.342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8.663cm">
          <text:p/>
        </draw:rect>
        <draw:rect draw:style-name="gr14" draw:layer="layout" svg:width="0.508cm" svg:height="0.28cm" svg:x="12.742cm" svg:y="8.663cm">
          <text:p/>
        </draw:rect>
        <draw:rect draw:style-name="gr14" draw:layer="layout" svg:width="0.508cm" svg:height="0.28cm" svg:x="13.742cm" svg:y="8.663cm">
          <text:p/>
        </draw:rect>
        <draw:connector draw:style-name="gr13" draw:layer="layout" svg:x1="11.996cm" svg:y1="11.163cm" svg:x2="11.996cm" svg:y2="9.543cm" draw:start-shape="id23" draw:start-glue-point="0" draw:end-shape="id24" draw:end-glue-point="2" svg:d="M11996 11163v-1620">
          <text:p/>
        </draw:connector>
        <draw:rect draw:style-name="gr14" xml:id="id23" draw:id="id23" draw:layer="layout" svg:width="0.508cm" svg:height="0.28cm" svg:x="11.742cm" svg:y="11.163cm">
          <text:p/>
        </draw:rect>
        <draw:rect draw:style-name="gr14" xml:id="id24" draw:id="id24" draw:layer="layout" svg:width="0.508cm" svg:height="0.28cm" svg:x="11.742cm" svg:y="9.263cm">
          <text:p/>
        </draw:rect>
        <draw:frame draw:style-name="gr8" draw:text-style-name="P4" draw:layer="layout" svg:width="1.067cm" svg:height="0.445cm" draw:transform="rotate (1.5707963267946) translate (11.384cm 10.743cm)">
          <draw:text-box>
            <text:p><text:span text:style-name="T4">Data</text:span></text:p>
          </draw:text-box>
        </draw:frame>
        <draw:connector draw:style-name="gr13" draw:layer="layout" svg:x1="12.996cm" svg:y1="11.163cm" svg:x2="12.996cm" svg:y2="9.543cm" draw:start-shape="id25" draw:start-glue-point="0" draw:end-shape="id26" draw:end-glue-point="2" svg:d="M12996 11163v-1620">
          <text:p/>
        </draw:connector>
        <draw:rect draw:style-name="gr14" xml:id="id25" draw:id="id25" draw:layer="layout" svg:width="0.508cm" svg:height="0.28cm" svg:x="12.742cm" svg:y="11.163cm">
          <text:p/>
        </draw:rect>
        <draw:rect draw:style-name="gr14" xml:id="id26" draw:id="id26" draw:layer="layout" svg:width="0.508cm" svg:height="0.28cm" svg:x="12.742cm" svg:y="9.263cm">
          <text:p/>
        </draw:rect>
        <draw:frame draw:style-name="gr8" draw:text-style-name="P4" draw:layer="layout" svg:width="1.067cm" svg:height="0.445cm" draw:transform="rotate (1.5707963267946) translate (12.384cm 10.743cm)">
          <draw:text-box>
            <text:p><text:span text:style-name="T4">Meta</text:span></text:p>
          </draw:text-box>
        </draw:frame>
        <draw:connector draw:style-name="gr13" draw:layer="layout" svg:x1="13.996cm" svg:y1="11.163cm" svg:x2="13.996cm" svg:y2="9.543cm" draw:start-shape="id27" draw:start-glue-point="0" draw:end-shape="id28" draw:end-glue-point="2" svg:d="M13996 11163v-1620">
          <text:p/>
        </draw:connector>
        <draw:rect draw:style-name="gr14" xml:id="id27" draw:id="id27" draw:layer="layout" svg:width="0.508cm" svg:height="0.28cm" svg:x="13.742cm" svg:y="11.163cm">
          <text:p/>
        </draw:rect>
        <draw:rect draw:style-name="gr14" xml:id="id28" draw:id="id28" draw:layer="layout" svg:width="0.508cm" svg:height="0.28cm" svg:x="13.742cm" svg:y="9.263cm">
          <text:p/>
        </draw:rect>
        <draw:frame draw:style-name="gr8" draw:text-style-name="P4" draw:layer="layout" svg:width="1.067cm" svg:height="0.445cm" draw:transform="rotate (1.5707963267946) translate (13.384cm 10.743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11.164cm">
          <text:p/>
        </draw:rect>
        <draw:rect draw:style-name="gr14" draw:layer="layout" svg:width="0.508cm" svg:height="0.28cm" svg:x="12.742cm" svg:y="11.164cm">
          <text:p/>
        </draw:rect>
        <draw:rect draw:style-name="gr14" draw:layer="layout" svg:width="0.508cm" svg:height="0.28cm" svg:x="13.742cm" svg:y="11.164cm">
          <text:p/>
        </draw:rect>
        <draw:connector draw:style-name="gr9" draw:layer="layout" svg:x1="5.445cm" svg:y1="8.439cm" svg:x2="9.776cm" svg:y2="9.099cm" draw:start-shape="id4" draw:start-glue-point="2" draw:end-shape="id29" draw:end-glue-point="3" svg:d="M5445 8439v660h4331">
          <text:p/>
        </draw:connector>
        <draw:frame draw:style-name="gr10" draw:text-style-name="P2" draw:layer="layout" svg:width="1.245cm" svg:height="0.445cm" svg:x="6.895cm" svg:y="8.534cm">
          <draw:text-box>
            <text:p><text:span text:style-name="T2">Csum</text:span></text:p>
          </draw:text-box>
        </draw:frame>
        <draw:custom-shape draw:style-name="gr11" draw:text-style-name="P5" draw:layer="layout" svg:width="0.807cm" svg:height="0.291cm" svg:x="7.097cm" svg:y="8.959cm">
          <text:p text:style-name="P5"><text:span text:style-name="T5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59cm" svg:height="0.291cm" draw:transform="rotate (1.5707963267946) translate (13.851cm 5.513cm)">
          <text:p text:style-name="P5"><text:span text:style-name="T5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59cm" svg:height="0.291cm" draw:transform="rotate (1.5707963267946) translate (12.851cm 5.513cm)">
          <text:p text:style-name="P5"><text:span text:style-name="T5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838cm" svg:height="0.291cm" draw:transform="rotate (1.5707963267946) translate (11.851cm 5.602cm)">
          <text:p text:style-name="P5"><text:span text:style-name="T5">409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59cm" svg:height="0.291cm" draw:transform="rotate (1.5707963267946) translate (13.851cm 8.113cm)">
          <text:p text:style-name="P5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59cm" svg:height="0.291cm" draw:transform="rotate (1.5707963267946) translate (12.851cm 8.113cm)">
          <text:p text:style-name="P5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838cm" svg:height="0.291cm" draw:transform="rotate (1.5707963267946) translate (11.851cm 8.202cm)">
          <text:p text:style-name="P5"><text:span text:style-name="T5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59cm" svg:height="0.291cm" draw:transform="rotate (1.5707963267946) translate (13.851cm 10.513cm)">
          <text:p text:style-name="P5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59cm" svg:height="0.291cm" draw:transform="rotate (1.5707963267946) translate (12.851cm 10.513cm)">
          <text:p text:style-name="P5"><text:span text:style-name="T5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5" draw:layer="layout" svg:width="0.838cm" svg:height="0.291cm" draw:transform="rotate (1.5707963267946) translate (11.851cm 10.602cm)">
          <text:p text:style-name="P5"><text:span text:style-name="T5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g>
          <draw:rect draw:style-name="gr14" draw:layer="layout" svg:width="1.685cm" svg:height="0.67cm" svg:x="9.871cm" svg:y="3.339cm" draw:corner-radius="0.25cm">
            <text:p/>
          </draw:rect>
          <draw:rect draw:style-name="gr14" draw:layer="layout" svg:width="1.685cm" svg:height="0.67cm" svg:x="12.143cm" svg:y="3.339cm" draw:corner-radius="0.25cm">
            <text:p/>
          </draw:rect>
          <draw:rect draw:style-name="gr14" draw:layer="layout" svg:width="1.685cm" svg:height="0.67cm" svg:x="14.414cm" svg:y="3.339cm" draw:corner-radius="0.25cm">
            <text:p/>
          </draw:rect>
          <draw:rect draw:style-name="gr12" draw:text-style-name="P7" draw:layer="layout" svg:width="6.388cm" svg:height="1.375cm" svg:x="9.826cm" svg:y="3.336cm" draw:corner-radius="0.25cm">
            <text:p text:style-name="P6"><text:span text:style-name="T6"><text:s/></text:span><text:span text:style-name="T6">Tai</text:span></text:p>
            <text:p text:style-name="P6"><text:span text:style-name="T7"><text:s text:c="5"/></text:span><text:span text:style-name="T7">TxApplicationInterface</text:span></text:p>
          </draw:rect>
        </draw:g>
        <draw:g xml:id="id3" draw:id="id3">
          <draw:rect draw:style-name="gr14" draw:layer="layout" svg:width="1.685cm" svg:height="0.561cm" svg:x="9.871cm" svg:y="6.038cm" draw:corner-radius="0.25cm">
            <text:p/>
          </draw:rect>
          <draw:rect draw:style-name="gr14" draw:layer="layout" svg:width="1.685cm" svg:height="0.561cm" svg:x="12.143cm" svg:y="6.038cm" draw:corner-radius="0.25cm">
            <text:p/>
          </draw:rect>
          <draw:rect draw:style-name="gr14" draw:layer="layout" svg:width="1.685cm" svg:height="0.561cm" svg:x="14.414cm" svg:y="6.038cm" draw:corner-radius="0.25cm">
            <text:p/>
          </draw:rect>
          <draw:rect draw:style-name="gr12" draw:text-style-name="P7" draw:layer="layout" svg:width="6.388cm" svg:height="1.151cm" svg:x="9.826cm" svg:y="6.035cm" draw:corner-radius="0.25cm">
            <text:p text:style-name="P6"><text:span text:style-name="T6"><text:s/></text:span><text:span text:style-name="T6">Tdh</text:span></text:p>
            <text:p text:style-name="P6"><text:span text:style-name="T7"><text:s text:c="4"/></text:span><text:span text:style-name="T7">TxDatagramHandler</text:span></text:p>
          </draw:rect>
        </draw:g>
        <draw:rect draw:style-name="gr12" draw:text-style-name="P7" xml:id="id29" draw:id="id29" draw:layer="layout" svg:width="6.438cm" svg:height="1.15cm" svg:x="9.776cm" svg:y="8.524cm" draw:corner-radius="0.25cm">
          <text:p text:style-name="P6"><text:span text:style-name="T6"><text:s/></text:span><text:span text:style-name="T6">Uha</text:span></text:p>
          <text:p text:style-name="P6"><text:span text:style-name="T7"><text:s text:c="4"/></text:span><text:span text:style-name="T7">UdpHeaderAdder</text:span></text:p>
        </draw:rect>
        <draw:rect draw:style-name="gr12" draw:text-style-name="P7" xml:id="id2" draw:id="id2" draw:layer="layout" svg:width="6.362cm" svg:height="1.022cm" svg:x="9.827cm" svg:y="10.925cm" draw:corner-radius="0.25cm">
          <text:p text:style-name="P6"><text:span text:style-name="T6"><text:s/></text:span><text:span text:style-name="T6">Iha</text:span></text:p>
          <text:p text:style-name="P6"><text:span text:style-name="T7"><text:s text:c="4"/></text:span><text:span text:style-name="T7">IpHeaderAdder</text:span></text:p>
        </draw:rect>
        <draw:rect draw:style-name="gr6" draw:text-style-name="P3" draw:layer="layout" svg:width="9.652cm" svg:height="0.559cm" svg:x="7.883cm" svg:y="1.458cm">
          <text:p><text:span text:style-name="T3">UAIF</text:span></text:p>
        </draw:rect>
        <draw:rect draw:style-name="gr15" draw:text-style-name="P8" draw:layer="layout" svg:width="18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2H49M39S</meta:editing-duration>
    <meta:editing-cycles>164</meta:editing-cycles>
    <meta:generator>OpenOffice/4.1.6$Unix OpenOffice.org_project/416m1$Build-9790</meta:generator>
    <dc:date>2020-05-08T19:19:36</dc:date>
    <dc:creator>Francois Abel</dc:creator>
    <meta:printed-by>Francois Abel</meta:printed-by>
    <meta:print-date>2018-01-29T17:34:31.89</meta:print-date>
    <meta:document-statistic meta:object-count="100"/>
  </office:meta>
</office:document-meta>
</file>